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font-name="Calibri" fo:font-size="18pt" fo:font-weight="bold" officeooo:rsid="00021b68" officeooo:paragraph-rsid="00021b68" style:font-size-asian="18pt" style:font-weight-asian="bold" style:font-size-complex="18pt" style:font-weight-complex="bold"/>
    </style:style>
    <style:style style:name="P2" style:family="paragraph" style:parent-style-name="Standard">
      <style:text-properties style:text-line-through-style="none" style:text-line-through-type="none" style:font-name="Calibri" officeooo:rsid="00021b68" officeooo:paragraph-rsid="00021b68"/>
    </style:style>
    <style:style style:name="P3" style:family="paragraph" style:parent-style-name="Standard">
      <style:text-properties style:text-line-through-style="none" style:text-line-through-type="none" style:font-name="Calibri" officeooo:rsid="00122ffb" officeooo:paragraph-rsid="00122ff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long-dash" style:text-underline-width="auto" style:text-underline-color="font-color"/>
    </style:style>
    <style:style style:name="T3" style:family="text">
      <style:text-properties style:text-underline-style="long-dash" style:text-underline-width="auto" style:text-underline-color="font-color" officeooo:rsid="00191b25"/>
    </style:style>
    <style:style style:name="T4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ETTO LOGICO</text:p>
      <text:p text:style-name="P2"/>
      <text:p text:style-name="P3">Categorie(<text:span text:style-name="T1">ID</text:span>, Nome)</text:p>
      <text:p text:style-name="P3">Province(<text:span text:style-name="T1">ID</text:span>, Nome)</text:p>
      <text:p text:style-name="P3">Membri(<text:span text:style-name="T1">ID</text:span>, Nome, Cognome, Email, Username, Password)</text:p>
      <text:p text:style-name="P3">Artisti(<text:span text:style-name="T1">ID</text:span>, Nome, Cognome, Data)</text:p>
      <text:p text:style-name="P3">Citta(<text:span text:style-name="T1">ID</text:span>, Nome, <text:span text:style-name="T2">Provincia</text:span>)</text:p>
      <text:p text:style-name="P3">Luoghi(<text:span text:style-name="T1">ID</text:span>, Indirizzo, Civico, CAP, <text:span text:style-name="T3">Citta</text:span>)</text:p>
      <text:p text:style-name="P3">Eventi(<text:span text:style-name="T1">ID</text:span>, Titolo, Data, <text:span text:style-name="T2">Categoria</text:span>, <text:span text:style-name="T2">Membro</text:span>, <text:span text:style-name="T2">Luogo</text:span>)</text:p>
      <text:p text:style-name="P3">Post(<text:span text:style-name="T1">ID</text:span>, Commento<text:span text:style-name="T4">, Data</text:span>, <text:span text:style-name="T4">Voto</text:span>, <text:span text:style-name="T2">Membro</text:span>, <text:span text:style-name="T2">Evento</text:span>)</text:p>
      <text:p text:style-name="P3">CategorieMembri(<text:span text:style-name="T1">Categoria</text:span>, <text:span text:style-name="T1">Membro</text:span>)</text:p>
      <text:p text:style-name="P3">ArtistiEventi(<text:span text:style-name="T1">Artista</text:span>, <text:span text:style-name="T1">Evento</text:span>)</text:p>
      <text:p text:style-name="P3"/>
      <text:p text:style-name="P3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15:49:28.325898167</meta:creation-date>
    <dc:date>2025-05-04T12:03:25.117492661</dc:date>
    <meta:editing-duration>PT8H13M48S</meta:editing-duration>
    <meta:editing-cycles>10</meta:editing-cycles>
    <meta:generator>LibreOffice/24.8.4.2$Linux_X86_64 LibreOffice_project/bb3cfa12c7b1bf994ecc5649a80400d06cd71002</meta:generator>
    <meta:document-statistic meta:table-count="0" meta:image-count="0" meta:object-count="0" meta:page-count="1" meta:paragraph-count="11" meta:word-count="40" meta:character-count="363" meta:non-whitespace-character-count="334"/>
  </office:meta>
</office:document-meta>
</file>